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relazione">
      <style:text-properties fo:font-size="18pt" style:font-size-asian="18pt" style:font-size-complex="18pt"/>
    </style:style>
    <style:style style:name="P23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4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4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7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2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3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54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5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6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7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59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60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1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6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6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6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6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6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8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69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36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3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3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3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40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41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4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4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44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45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46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47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48" style:family="paragraph" style:parent-style-name="Heading_20_2">
      <style:text-properties officeooo:paragraph-rsid="0179cd44"/>
    </style:style>
    <style:style style:name="P349" style:family="paragraph" style:parent-style-name="Heading_20_2">
      <style:paragraph-properties fo:break-before="page"/>
    </style:style>
    <style:style style:name="P350" style:family="paragraph" style:parent-style-name="Heading_20_2">
      <style:paragraph-properties fo:break-before="page"/>
      <style:text-properties officeooo:rsid="01c50b63" officeooo:paragraph-rsid="01c50b63"/>
    </style:style>
    <style:style style:name="P351" style:family="paragraph" style:parent-style-name="Heading_20_2">
      <style:paragraph-properties fo:break-before="page"/>
      <style:text-properties officeooo:rsid="01cd31a2" officeooo:paragraph-rsid="01cd31a2"/>
    </style:style>
    <style:style style:name="P352" style:family="paragraph" style:parent-style-name="Heading_20_1">
      <style:paragraph-properties fo:text-align="start" style:justify-single-word="false" fo:break-before="page"/>
    </style:style>
    <style:style style:name="P353" style:family="paragraph" style:parent-style-name="Heading_20_1">
      <style:paragraph-properties fo:break-before="page"/>
      <style:text-properties officeooo:rsid="01854e5e" officeooo:paragraph-rsid="01854e5e"/>
    </style:style>
    <style:style style:name="P3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5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56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officeooo:rsid="01cfb6eb"/>
    </style:style>
    <style:style style:name="T165" style:family="text">
      <style:text-properties officeooo:rsid="01d708f9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avide Cortellucci <text:s text:c="106"/><text:span text:style-name="T147">Informatica Applicata</text:span></text:p>
      <text:p text:style-name="P175">MAT: 260321 <text:s text:c="132"/>2016/2017</text:p>
      <text:p text:style-name="P191"/>
      <text:p text:style-name="P191"/>
      <text:p text:style-name="P191"/>
      <text:p text:style-name="P191"/>
      <text:p text:style-name="Text_20_body"><text:bookmark-start text:name="__RefHeading___Toc2259_1207499119"/>Basi di Dati<text:bookmark-end text:name="__RefHeading___Toc2259_1207499119"/></text:p>
      <text:p text:style-name="P237">Relazione progetto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5">Indice generale</text:p>
          </text:index-title>
          <text:p text:style-name="P236"><text:a xlink:type="simple" xlink:href="#__RefHeading___Toc2261_1207499119" text:style-name="Index_20_Link" text:visited-style-name="Index_20_Link">ANALISI DEI REQUISITI<text:tab/>3</text:a></text:p>
          <text:p text:style-name="P234"><text:a xlink:type="simple" xlink:href="#__RefHeading___Toc2287_1207499119" text:style-name="Index_20_Link" text:visited-style-name="Index_20_Link">Requisiti espressi in linguaggio naturale<text:tab/>3</text:a></text:p>
          <text:p text:style-name="P234"><text:a xlink:type="simple" xlink:href="#__RefHeading___Toc2289_1207499119" text:style-name="Index_20_Link" text:visited-style-name="Index_20_Link">Glossario dei termini<text:tab/>4</text:a></text:p>
          <text:p text:style-name="P234"><text:a xlink:type="simple" xlink:href="#__RefHeading___Toc2291_1207499119" text:style-name="Index_20_Link" text:visited-style-name="Index_20_Link">Lista delle operazioni<text:tab/>4</text:a></text:p>
          <text:p text:style-name="P236"><text:a xlink:type="simple" xlink:href="#__RefHeading___Toc2263_1207499119" text:style-name="Index_20_Link" text:visited-style-name="Index_20_Link">PROGETTAZIONE CONCETTUALE<text:tab/>6</text:a></text:p>
          <text:p text:style-name="P234"><text:a xlink:type="simple" xlink:href="#__RefHeading___Toc2293_1207499119" text:style-name="Index_20_Link" text:visited-style-name="Index_20_Link">Rappresentazione concettuale dei dati<text:tab/>6</text:a></text:p>
          <text:p text:style-name="P234"><text:a xlink:type="simple" xlink:href="#__RefHeading___Toc2295_1207499119" text:style-name="Index_20_Link" text:visited-style-name="Index_20_Link">Entità<text:tab/>6</text:a></text:p>
          <text:p text:style-name="P234"><text:a xlink:type="simple" xlink:href="#__RefHeading___Toc2297_1207499119" text:style-name="Index_20_Link" text:visited-style-name="Index_20_Link">Associazioni<text:tab/>6</text:a></text:p>
          <text:p text:style-name="P234"><text:a xlink:type="simple" xlink:href="#__RefHeading___Toc2299_1207499119" text:style-name="Index_20_Link" text:visited-style-name="Index_20_Link">Attributi<text:tab/>7</text:a></text:p>
          <text:p text:style-name="P234"><text:a xlink:type="simple" xlink:href="#__RefHeading___Toc2301_1207499119" text:style-name="Index_20_Link" text:visited-style-name="Index_20_Link">Identificatori<text:tab/>7</text:a></text:p>
          <text:p text:style-name="P234"><text:a xlink:type="simple" xlink:href="#__RefHeading___Toc2303_1207499119" text:style-name="Index_20_Link" text:visited-style-name="Index_20_Link">Cardinalità<text:tab/>8</text:a></text:p>
          <text:p text:style-name="P234"><text:a xlink:type="simple" xlink:href="#__RefHeading___Toc2305_1207499119" text:style-name="Index_20_Link" text:visited-style-name="Index_20_Link">Generalizzazioni<text:tab/>8</text:a></text:p>
          <text:p text:style-name="P234"><text:a xlink:type="simple" xlink:href="#__RefHeading___Toc2307_1207499119" text:style-name="Index_20_Link" text:visited-style-name="Index_20_Link">Strategia di progetto e sviluppo schema E-R<text:tab/>11</text:a></text:p>
          <text:p text:style-name="P236"><text:a xlink:type="simple" xlink:href="#__RefHeading___Toc2265_1207499119" text:style-name="Index_20_Link" text:visited-style-name="Index_20_Link">PROGETTAZIONE LOGICA<text:tab/>12</text:a></text:p>
          <text:p text:style-name="P234"><text:a xlink:type="simple" xlink:href="#__RefHeading___Toc2309_1207499119" text:style-name="Index_20_Link" text:visited-style-name="Index_20_Link">Ristrutturazione<text:tab/>12</text:a></text:p>
          <text:p text:style-name="P234"><text:a xlink:type="simple" xlink:href="#__RefHeading___Toc2311_1207499119" text:style-name="Index_20_Link" text:visited-style-name="Index_20_Link">Ottimizzazione<text:tab/>12</text:a></text:p>
          <text:p text:style-name="P234"><text:a xlink:type="simple" xlink:href="#__RefHeading___Toc2313_1207499119" text:style-name="Index_20_Link" text:visited-style-name="Index_20_Link">Semplificazione<text:tab/>16</text:a></text:p>
          <text:p text:style-name="P234"><text:a xlink:type="simple" xlink:href="#__RefHeading___Toc2315_1207499119" text:style-name="Index_20_Link" text:visited-style-name="Index_20_Link">Traduzione<text:tab/>17</text:a></text:p>
          <text:p text:style-name="P23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2"/>
      <text:h text:style-name="P352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6102657459687195823" text:style-name="L1">
        <text:list-item>
          <text:p text:style-name="P262">account gratuito (utente cercatore di lavoro);</text:p>
        </text:list-item>
        <text:list-item>
          <text:p text:style-name="P262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554131585435111963" text:style-name="L2">
        <text:list-item>
          <text:p text:style-name="P263">essere presentati a qualcuno che si desidera conoscere attraverso un contatto mutuo e affidabile;</text:p>
        </text:list-item>
        <text:list-item>
          <text:p text:style-name="P263">trovare offerte di lavoro, persone, opportunità di business con il supporto di qualcuno</text:p>
          <text:p text:style-name="P263">presente all’interno della propria lista di contatti o del proprio network;</text:p>
        </text:list-item>
        <text:list-item>
          <text:p text:style-name="P263">pubblicare offerte e ricercare potenziali candidati <text:span text:style-name="T4">(solo per i possessori di un account a pagamento);</text:span></text:p>
        </text:list-item>
        <text:list-item>
          <text:p text:style-name="P263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63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63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48" text:outline-level="2"/>
      <text:h text:style-name="P348" text:outline-level="2"><text:bookmark-start text:name="__RefHeading___Toc2289_1207499119"/><text:span text:style-name="T148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3">Termine</text:p>
          </table:table-cell>
          <table:table-cell table:style-name="Tabella1.A1" office:value-type="string">
            <text:p text:style-name="P223">Descrizione</text:p>
          </table:table-cell>
          <table:table-cell table:style-name="Tabella1.C1" office:value-type="string">
            <text:p text:style-name="P223">Collegamenti</text:p>
          </table:table-cell>
        </table:table-row>
        <table:table-row>
          <table:table-cell table:style-name="Tabella1.A2" office:value-type="string">
            <text:p text:style-name="P207">Utente</text:p>
          </table:table-cell>
          <table:table-cell table:style-name="Tabella1.A2" office:value-type="string">
            <text:p text:style-name="P20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1">Account</text:p>
          </table:table-cell>
          <table:table-cell table:style-name="Tabella1.A2" office:value-type="string">
            <text:p text:style-name="P21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1">Utente, Offerte</text:p>
          </table:table-cell>
        </table:table-row>
        <table:table-row>
          <table:table-cell table:style-name="Tabella1.A2" office:value-type="string">
            <text:p text:style-name="P208">Contatti</text:p>
          </table:table-cell>
          <table:table-cell table:style-name="Tabella1.A2" office:value-type="string">
            <text:p text:style-name="P208">Lista di contatti conosciuti e ritenuti affidabili dall’utente.</text:p>
          </table:table-cell>
          <table:table-cell table:style-name="Tabella1.C2" office:value-type="string">
            <text:p text:style-name="P212">Utente, Connessioni</text:p>
          </table:table-cell>
        </table:table-row>
        <table:table-row>
          <table:table-cell table:style-name="Tabella1.A2" office:value-type="string">
            <text:p text:style-name="P208">Connessioni</text:p>
          </table:table-cell>
          <table:table-cell table:style-name="Tabella1.A2" office:value-type="string">
            <text:p text:style-name="P20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9">Utente, Contatti</text:p>
          </table:table-cell>
        </table:table-row>
        <table:table-row>
          <table:table-cell table:style-name="Tabella1.A2" office:value-type="string">
            <text:p text:style-name="P210">Curriculum</text:p>
          </table:table-cell>
          <table:table-cell table:style-name="Tabella1.A2" office:value-type="string">
            <text:p text:style-name="P210">Profilo dell’utente. Questi può modificarlo inserendo i propri dati ed esperienze/competenze lavorative.</text:p>
          </table:table-cell>
          <table:table-cell table:style-name="Tabella1.C2" office:value-type="string">
            <text:p text:style-name="P212">Utente, Gruppi</text:p>
          </table:table-cell>
        </table:table-row>
        <table:table-row>
          <table:table-cell table:style-name="Tabella1.A2" office:value-type="string">
            <text:p text:style-name="P210">Offerte</text:p>
          </table:table-cell>
          <table:table-cell table:style-name="Tabella1.A2" office:value-type="string">
            <text:p text:style-name="P21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1">Utente, Account</text:p>
          </table:table-cell>
        </table:table-row>
        <table:table-row>
          <table:table-cell table:style-name="Tabella1.A2" office:value-type="string">
            <text:p text:style-name="P211">Gruppi</text:p>
          </table:table-cell>
          <table:table-cell table:style-name="Tabella1.A2" office:value-type="string">
            <text:p text:style-name="P211">Insieme di utenti con situazioni in comune.</text:p>
          </table:table-cell>
          <table:table-cell table:style-name="Tabella1.C2" office:value-type="string">
            <text:p text:style-name="P21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314371721649636383" text:style-name="L3">
        <text:list-item>
          <text:p text:style-name="P267">Aggiornamenti del database</text:p>
        </text:list-item>
      </text:list>
      <text:p text:style-name="P25"/>
      <text:list xml:id="list1811730849933987202" text:style-name="L4">
        <text:list-item>
          <text:p text:style-name="P264">Inserimento nuovo utente</text:p>
        </text:list-item>
        <text:list-item>
          <text:p text:style-name="P264">Eliminazione utente</text:p>
        </text:list-item>
        <text:list-item>
          <text:p text:style-name="P264">Modifica curriculum</text:p>
        </text:list-item>
        <text:list-item>
          <text:p text:style-name="P264">Segnalare collaborazione con utente, aggiungendolo così alla lista contatti</text:p>
        </text:list-item>
        <text:list-item>
          <text:p text:style-name="P264">Pubblicare offerte di lavoro (solo account a pagamento)</text:p>
        </text:list-item>
        <text:list-item>
          <text:p text:style-name="P264">Rimuovere offerte di lavoro (solo account a pagamento)</text:p>
        </text:list-item>
      </text:list>
      <text:p text:style-name="P17"><text:soft-page-break/></text:p>
      <text:p text:style-name="P17"/>
      <text:list xml:id="list6521633773628961358" text:style-name="L5">
        <text:list-item>
          <text:p text:style-name="P268">Interrogazioni al database</text:p>
        </text:list-item>
      </text:list>
      <text:p text:style-name="P26"/>
      <text:list xml:id="list3178867533223775273" text:style-name="L6">
        <text:list-item>
          <text:p text:style-name="P265">Consultare tutti gli utenti <text:span text:style-name="T159">(nome e cognome)</text:span></text:p>
        </text:list-item>
        <text:list-item>
          <text:p text:style-name="P265">Consultare dettagliatamente un utente</text:p>
        </text:list-item>
        <text:list-item>
          <text:p text:style-name="P265">Autenticazione utente</text:p>
        </text:list-item>
        <text:list-item>
          <text:p text:style-name="P265">Consultare lista contatti</text:p>
        </text:list-item>
        <text:list-item>
          <text:p text:style-name="P265">Consultare gruppi</text:p>
        </text:list-item>
        <text:list-item>
          <text:p text:style-name="P266">Ricercare offerte di lavoro</text:p>
        </text:list-item>
        <text:list-item>
          <text:p text:style-name="P266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52" text:outline-level="1"><text:bookmark-start text:name="__RefHeading___Toc2263_1207499119"/>PROGETTAZIONE CONCETTUALE<text:bookmark-end text:name="__RefHeading___Toc2263_1207499119"/></text:h>
      <text:p text:style-name="P19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9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7"/>
      <text:p text:style-name="P19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4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h text:style-name="Heading_20_2" text:outline-level="2"><text:bookmark-start text:name="__RefHeading___Toc2297_1207499119"/>Associazioni<text:bookmark-end text:name="__RefHeading___Toc2297_1207499119"/></text:h>
      <text:p text:style-name="P176"/>
      <text:p text:style-name="P19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9"/>
      <text:h text:style-name="P349" text:outline-level="2"><text:bookmark-start text:name="__RefHeading___Toc2299_1207499119"/>Attributi<text:bookmark-end text:name="__RefHeading___Toc2299_1207499119"/></text:h>
      <text:p text:style-name="P178"/>
      <text:p text:style-name="P21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68"/>
      <text:p text:style-name="P168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301_1207499119"/>Identificatori<text:bookmark-end text:name="__RefHeading___Toc2301_1207499119"/></text:h>
      <text:p text:style-name="P181"/>
      <text:p text:style-name="P34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49" text:outline-level="2"><text:bookmark-start text:name="__RefHeading___Toc2303_1207499119"/>Cardinalità<text:bookmark-end text:name="__RefHeading___Toc2303_1207499119"/></text:h>
      <text:p text:style-name="P182"/>
      <text:p text:style-name="P36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3351500658766898212" text:style-name="L7">
        <text:list-item>
          <text:p text:style-name="P269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69">N per la cardinalità massima, cioè <text:span text:style-name="T30">molti</text:span>.</text:p>
        </text:list-item>
      </text:list>
      <text:p text:style-name="P37">In base a ciò, possono esistere relazioni <text:span text:style-name="T30">uno ad uno</text:span>, <text:span text:style-name="T30">uno a molti</text:span> e <text:span text:style-name="T30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3"/>
      <text:p text:style-name="P40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4">Di seguito la categorizzazione dei concetti, trattati per Entità, appartenenti alla base di dati:</text:p>
      <text:p text:style-name="P27"/>
      <text:p text:style-name="P180">1) Utente</text:p>
      <text:p text:style-name="P28"/>
      <text:p text:style-name="P28">Entità <text:span text:style-name="T59">principale</text:span> del database; rappresenta l’utente stesso e le sue interazioni con la piattaforma.</text:p>
      <text:p text:style-name="P29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30"/>
      <text:p text:style-name="P31">Attributi di Utente:</text:p>
      <text:p text:style-name="P31"/>
      <text:list xml:id="list7696000212111950663" text:style-name="L8">
        <text:list-item>
          <text:p text:style-name="P270">id_utente<text:tab/>numero intero che identifica univocamente l’utente;</text:p>
        </text:list-item>
        <text:list-item>
          <text:p text:style-name="P270">nome<text:tab/><text:tab/>nome dell’utente;</text:p>
        </text:list-item>
        <text:list-item>
          <text:p text:style-name="P270">cognome<text:tab/>cognome dell’utente;</text:p>
        </text:list-item>
        <text:list-item>
          <text:p text:style-name="P270">sesso<text:tab/><text:tab/>sesso dell’utente;</text:p>
        </text:list-item>
        <text:list-item>
          <text:p text:style-name="P270">email<text:tab/><text:tab/>indirizzo e-mail con cui l’utente si è registrato;</text:p>
        </text:list-item>
        <text:list-item>
          <text:p text:style-name="P270">password<text:tab/>password associata dall’utente al suo account;</text:p>
        </text:list-item>
        <text:list-item>
          <text:p text:style-name="P271">data_nascita<text:tab/>data di nascita dell’utente;</text:p>
        </text:list-item>
        <text:list-item>
          <text:p text:style-name="P272">provenienza<text:tab/>luogo di nascita dell’utente;</text:p>
        </text:list-item>
        <text:list-item>
          <text:p text:style-name="P272">occupazione<text:tab/>denota l’occupazione dell’utente;</text:p>
        </text:list-item>
        <text:list-item>
          <text:p text:style-name="P273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5892398789307293573" text:style-name="L9">
        <text:list-item>
          <text:p text:style-name="P274">può avere uno o molti contatti;</text:p>
        </text:list-item>
        <text:list-item>
          <text:p text:style-name="P275">può consultare molte offerte di lavoro;</text:p>
        </text:list-item>
        <text:list-item>
          <text:p text:style-name="P274">può aggiungere una o più offerte di lavoro (se è premium);</text:p>
        </text:list-item>
        <text:list-item>
          <text:p text:style-name="P276">può avere uno o molti utenti appartenenti a connessioni di secondo e terzo grado;</text:p>
        </text:list-item>
        <text:list-item>
          <text:p text:style-name="P276">può appartenere ad uno o molti gruppi.</text:p>
        </text:list-item>
      </text:list>
      <text:p text:style-name="P180"/>
      <text:p text:style-name="P180">2) Contatto</text:p>
      <text:p text:style-name="P180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7457178227091740512" text:style-name="L10">
        <text:list-item>
          <text:p text:style-name="P277">id_contatto<text:tab/>intero che identifica univocamente ciascuna occorrenza di Contatto;</text:p>
        </text:list-item>
        <text:list-item>
          <text:p text:style-name="P277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8941489659207767971" text:style-name="L11">
        <text:list-item>
          <text:p text:style-name="P278">può essere contatto di <text:span text:style-name="T72">uno</text:span> o molti utenti.</text:p>
        </text:list-item>
      </text:list>
      <text:p text:style-name="P201">3) <text:span text:style-name="T120">Nodo</text:span></text:p>
      <text:p text:style-name="P180"/>
      <text:p text:style-name="P45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46">Per <text:span text:style-name="T66">rappresentare questi tipi diversi di connessioni, sono necessarie due associazioni.</text:span></text:p>
      <text:p text:style-name="P46"/>
      <text:p text:style-name="P47">Attributi di <text:span text:style-name="T120">Nodo</text:span>:</text:p>
      <text:list xml:id="list7615618254981090052" text:style-name="L12">
        <text:list-item>
          <text:p text:style-name="P279">id_<text:span text:style-name="T121">nodo</text:span><text:tab/>intero che identifica univocamente ciascuna occorrenza di <text:span text:style-name="T120">Nodo</text:span>;</text:p>
        </text:list-item>
        <text:list-item>
          <text:p text:style-name="P279">utente<text:tab/><text:tab/>attributo che rappresenta l’utente che si ha come connessione;</text:p>
        </text:list-item>
        <text:list-item>
          <text:p text:style-name="P279">contatto<text:tab/>attributo che specifica <text:span text:style-name="T122">con</text:span> quale contatto <text:span text:style-name="T122">si è in</text:span> connessione.</text:p>
        </text:list-item>
      </text:list>
      <text:p text:style-name="P47"/>
      <text:p text:style-name="P47">Associazioni di <text:span text:style-name="T121">Nodo</text:span>:</text:p>
      <text:list xml:id="list6946980265208116728" text:style-name="L13">
        <text:list-item>
          <text:p text:style-name="P280">può essere connessione di secondo grado di uno o molti utenti;</text:p>
        </text:list-item>
        <text:list-item>
          <text:p text:style-name="P280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180"/>
      <text:p text:style-name="P180">4) <text:s/>Gruppo</text:p>
      <text:p text:style-name="P180"/>
      <text:p text:style-name="P51">Entità che serve a rappresentare l’esistenza dei gruppi, cioè un insieme di utenti che hanno dei dati in comune (lavoro, luogo di <text:span text:style-name="T70">l</text:span>avoro, nascita, ecc.).</text:p>
      <text:p text:style-name="P51"/>
      <text:p text:style-name="P51">Attributi di Gruppo:</text:p>
      <text:list xml:id="list6067412368453786798" text:style-name="L14">
        <text:list-item>
          <text:p text:style-name="P281">id_gruppo<text:tab/><text:span text:style-name="T69">numero intero che identifica univocamente </text:span>un gruppo;</text:p>
        </text:list-item>
        <text:list-item>
          <text:p text:style-name="P281">attinenza<text:tab/>attributo che specifica <text:span text:style-name="T71">il parametro che accomuna gli utenti del gruppo;</text:span></text:p>
        </text:list-item>
        <text:list-item>
          <text:p text:style-name="P282">nome<text:tab/><text:tab/>nome del gruppo, dipende da attinenza.</text:p>
        </text:list-item>
      </text:list>
      <text:p text:style-name="P52"/>
      <text:p text:style-name="P53"><text:span text:style-name="T73">Associ</text:span>azioni di Gruppo:</text:p>
      <text:list xml:id="list6288799543352613809" text:style-name="L15">
        <text:list-item>
          <text:p text:style-name="P283">può appartenervi uno o più utenti.</text:p>
        </text:list-item>
      </text:list>
      <text:p text:style-name="P180"/>
      <text:p text:style-name="P180">5) Offerta</text:p>
      <text:p text:style-name="P180"/>
      <text:p text:style-name="P53"><text:span text:style-name="T73">Le occorrenze di Offerta formano</text:span> la lista di offerte di lavoro presente nella piattaforma.</text:p>
      <text:p text:style-name="P53"/>
      <text:p text:style-name="P54">Attributi di Offerta:</text:p>
      <text:list xml:id="list7176771770968134436" text:style-name="L16">
        <text:list-item>
          <text:p text:style-name="P284">id_offerta<text:tab/><text:span text:style-name="T69">numero intero che identifica univocamente </text:span>l’offerta;</text:p>
        </text:list-item>
        <text:list-item>
          <text:p text:style-name="P284">emittente<text:tab/>identifica l’utente premium che ha creato l’offerta di lavoro;</text:p>
        </text:list-item>
        <text:list-item>
          <text:p text:style-name="P284">occupazione<text:tab/>indica la tipologia di impiego offerto;</text:p>
        </text:list-item>
        <text:list-item>
          <text:p text:style-name="P285">num_posti<text:tab/>numero di posti di lavoro disponibili;</text:p>
        </text:list-item>
        <text:list-item>
          <text:p text:style-name="P284">luogo<text:tab/><text:tab/>luogo di lavoro;</text:p>
        </text:list-item>
        <text:list-item>
          <text:p text:style-name="P284">durata<text:tab/><text:tab/>durata del contratto di lavoro.</text:p>
        </text:list-item>
      </text:list>
      <text:p text:style-name="P55"/>
      <text:p text:style-name="P55">Associazioni di Offerta:</text:p>
      <text:list xml:id="list8363918850563874243" text:style-name="L17">
        <text:list-item>
          <text:p text:style-name="P287">è consultabile da più utenti <text:span text:style-name="T74">ed </text:span>un utente può consultare più offerte;</text:p>
        </text:list-item>
        <text:list-item>
          <text:p text:style-name="P286">un utente premium può pubblicare una o più offerte di lavoro;</text:p>
        </text:list-item>
        <text:list-item>
          <text:p text:style-name="P286"><text:soft-page-break/>può essere pubblicata da un solo utente premium.</text:p>
        </text:list-item>
      </text:list>
      <text:p text:style-name="P117"/>
      <text:p text:style-name="P186">6) Città</text:p>
      <text:p text:style-name="P186"/>
      <text:p text:style-name="P125">Entità introdotta per permettere di avere una lista di città predefinite, in modo da alleggerire il peso del database ed evitare incongruenze tra i nomi.</text:p>
      <text:p text:style-name="P125"/>
      <text:p text:style-name="P125">Attributi di Città:</text:p>
      <text:list xml:id="list3020309893895508534" text:style-name="L18">
        <text:list-item>
          <text:p text:style-name="P288">id_citta<text:tab/>numero intero che identifica univocamente una città;</text:p>
        </text:list-item>
        <text:list-item>
          <text:p text:style-name="P288">nome_citta<text:tab/>stringa contenente il nome della città.</text:p>
        </text:list-item>
      </text:list>
      <text:p text:style-name="P127"/>
      <text:p text:style-name="P125">Associazioni di Città:</text:p>
      <text:list xml:id="list8428642700936660132" text:style-name="L19">
        <text:list-item>
          <text:p text:style-name="P290">p<text:span text:style-name="T153">ossono</text:span> esservi nat<text:span text:style-name="T153">i</text:span> più utenti;</text:p>
        </text:list-item>
        <text:list-item>
          <text:p text:style-name="P290">p<text:span text:style-name="T154">ossono</text:span> attualmente lavorarci più utenti.</text:p>
        </text:list-item>
      </text:list>
      <text:p text:style-name="P186"/>
      <text:p text:style-name="P186">7) Lavoro</text:p>
      <text:p text:style-name="P186"/>
      <text:p text:style-name="P130">Similmente a Città, l’entità Lavoro serve ad avere una lista di lavori predefiniti.</text:p>
      <text:p text:style-name="P126">Attributi di <text:span text:style-name="T152">Lavoro</text:span>:</text:p>
      <text:list xml:id="list185740774150340" text:continue-list="list3020309893895508534" text:style-name="L18">
        <text:list-item>
          <text:p text:style-name="P289">id_<text:span text:style-name="T152">lavoro</text:span><text:tab/>numero intero che identifica univocamente un <text:span text:style-name="T152">lavoro</text:span>;</text:p>
        </text:list-item>
        <text:list-item>
          <text:p text:style-name="P289">nome_<text:span text:style-name="T152">lavoro</text:span><text:tab/>stringa contenente il nome del <text:span text:style-name="T152">lavoro</text:span>.</text:p>
        </text:list-item>
      </text:list>
      <text:p text:style-name="P128"/>
      <text:p text:style-name="P126">Associazioni di <text:span text:style-name="T153">lavoro</text:span>:</text:p>
      <text:list xml:id="list3251932450465695285" text:style-name="L20">
        <text:list-item>
          <text:p text:style-name="P291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30">inside-out</text:span>, che può essere intesa come un caso particolare della strategia <text:span text:style-name="T30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54"><text:span text:style-name="T166">Immagine qui (utente e connessione)</text:span></text:p></office:annotation></text:p>
      <text:p text:style-name="P49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54"><text:span text:style-name="T166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54"><text:span text:style-name="T166">Immagine: associazione tra offerta e account</text:span></text:p></office:annotation></text:p>
      <text:p text:style-name="P129">Poi si inseriscono le entità Città e Lavoro.</text:p>
      <text:p text:style-name="P129"><office:annotation><dc:creator>Autore sconosciuto</dc:creator><dc:date>2017-09-07T21:13:51</dc:date><text:p text:style-name="P354"><text:span text:style-name="T166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54"><text:span text:style-name="T166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54"><text:span text:style-name="T166">Schema e-r finale</text:span></text:p></office:annotation></text:p>
      <text:p text:style-name="P59"/>
      <text:h text:style-name="P352" text:outline-level="1"><text:bookmark-start text:name="__RefHeading___Toc2265_1207499119"/>PROGETTAZIONE LOGICA<text:bookmark-end text:name="__RefHeading___Toc2265_1207499119"/></text:h>
      <text:p text:style-name="P190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62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77">a ristrutturazione comprende i seguenti passi, da effettuare in sequenza:</text:span></text:p>
      <text:list xml:id="list8927646554382229793" text:style-name="L21">
        <text:list-item>
          <text:p text:style-name="P292"><text:span text:style-name="T141">Ottimizzazione</text:span>;</text:p>
        </text:list-item>
        <text:list-item>
          <text:p text:style-name="P294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7369993724859413341" text:style-name="L22">
        <text:list-item>
          <text:p text:style-name="P335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35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35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18"/>
      <text:p text:style-name="P169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54"><text:span text:style-name="T166">Inserire immagine dello schema e-r <text:s/>relativo</text:span></text:p></office:annotation></text:span></text:p>
      <text:p text:style-name="P119"/>
      <text:p text:style-name="P171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73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74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21"/>
      <text:p text:style-name="P174"><text:span text:style-name="T52">La</text:span><text:span text:style-name="T51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5">Concetto</text:p>
          </table:table-cell>
          <table:table-cell table:style-name="Table1.A1" office:value-type="string">
            <text:p text:style-name="P225">Tipo</text:p>
          </table:table-cell>
          <table:table-cell table:style-name="Table1.C1" office:value-type="string">
            <text:p text:style-name="P225">Volume</text:p>
          </table:table-cell>
        </table:table-row>
        <table:table-row>
          <table:table-cell table:style-name="Table1.A2" office:value-type="string">
            <text:p text:style-name="P216">Utente</text:p>
          </table:table-cell>
          <table:table-cell table:style-name="Table1.A2" office:value-type="string">
            <text:p text:style-name="P216">E</text:p>
          </table:table-cell>
          <table:table-cell table:style-name="Table1.C2" office:value-type="string">
            <text:p text:style-name="P216">1000</text:p>
          </table:table-cell>
        </table:table-row>
        <table:table-row>
          <table:table-cell table:style-name="Table1.A2" office:value-type="string">
            <text:p text:style-name="P217">Offerta</text:p>
          </table:table-cell>
          <table:table-cell table:style-name="Table1.A2" office:value-type="string">
            <text:p text:style-name="P217">E</text:p>
          </table:table-cell>
          <table:table-cell table:style-name="Table1.C2" office:value-type="string">
            <text:p text:style-name="P217">100</text:p>
          </table:table-cell>
        </table:table-row>
        <table:table-row>
          <table:table-cell table:style-name="Table1.A2" office:value-type="string">
            <text:p text:style-name="P217">Pubblicazione</text:p>
          </table:table-cell>
          <table:table-cell table:style-name="Table1.A2" office:value-type="string">
            <text:p text:style-name="P217">R</text:p>
          </table:table-cell>
          <table:table-cell table:style-name="Table1.C2" office:value-type="string">
            <text:p text:style-name="P21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70"><text:span text:style-name="T40">Per quanto riguarda le operazioni, se ne esamin</text:span><text:span text:style-name="T53">ano</text:span><text:span text:style-name="T40"> due:</text:span></text:p>
      <text:list xml:id="list9220252535665758457" text:style-name="L23">
        <text:list-item>
          <text:p text:style-name="P336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36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6">Operazione</text:p>
          </table:table-cell>
          <table:table-cell table:style-name="Table2.A1" office:value-type="string">
            <text:p text:style-name="P226">Tipo</text:p>
          </table:table-cell>
          <table:table-cell table:style-name="Table2.C1" office:value-type="string">
            <text:p text:style-name="P226">Frequenza</text:p>
          </table:table-cell>
        </table:table-row>
        <table:table-row>
          <table:table-cell table:style-name="Table2.A2" office:value-type="string">
            <text:p text:style-name="P218">Operazione 1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10 volte al giorno</text:p>
          </table:table-cell>
        </table:table-row>
        <table:table-row>
          <table:table-cell table:style-name="Table2.A2" office:value-type="string">
            <text:p text:style-name="P218">Operazione 2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50 volte al giorno</text:p>
          </table:table-cell>
        </table:table-row>
      </table:table>
      <text:p text:style-name="P124"/>
      <text:p text:style-name="P124"/>
      <text:p text:style-name="P172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01"/>
      <text:p text:style-name="P101"/>
      <text:p text:style-name="P136">IN PRESENZA DI RIDONDANZA</text:p>
      <text:p text:style-name="P135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9">Concetto</text:p>
          </table:table-cell>
          <table:table-cell table:style-name="Table3.A2" office:value-type="string">
            <text:p text:style-name="P229">Costrutto</text:p>
          </table:table-cell>
          <table:table-cell table:style-name="Table3.A2" office:value-type="string">
            <text:p text:style-name="P229">Accessi</text:p>
          </table:table-cell>
          <table:table-cell table:style-name="Table3.D2" office:value-type="string">
            <text:p text:style-name="P229">Tipo</text:p>
          </table:table-cell>
        </table:table-row>
        <table:table-row>
          <table:table-cell table:style-name="Table3.A2" office:value-type="string">
            <text:p text:style-name="P219">Utente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L</text:p>
          </table:table-cell>
        </table:table-row>
        <table:table-row>
          <table:table-cell table:style-name="Table3.A2" office:value-type="string">
            <text:p text:style-name="P219">Offerta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2</text:p>
          </table:table-cell>
          <table:table-cell table:style-name="Table3.D2" office:value-type="string">
            <text:p text:style-name="P219">S</text:p>
          </table:table-cell>
        </table:table-row>
        <text:soft-page-break/>
        <table:table-row>
          <table:table-cell table:style-name="Table3.A2" office:value-type="string">
            <text:p text:style-name="P219">Pubblicazione</text:p>
          </table:table-cell>
          <table:table-cell table:style-name="Table3.A2" office:value-type="string">
            <text:p text:style-name="P219">R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S</text:p>
          </table:table-cell>
        </table:table-row>
      </table:table>
      <text:p text:style-name="P133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1">Concetto</text:p>
          </table:table-cell>
          <table:table-cell table:style-name="Table5.A2" office:value-type="string">
            <text:p text:style-name="P231">Costrutto</text:p>
          </table:table-cell>
          <table:table-cell table:style-name="Table5.A2" office:value-type="string">
            <text:p text:style-name="P231">Accessi</text:p>
          </table:table-cell>
          <table:table-cell table:style-name="Table5.D2" office:value-type="string">
            <text:p text:style-name="P231">Tipo</text:p>
          </table:table-cell>
        </table:table-row>
        <table:table-row>
          <table:table-cell table:style-name="Table5.A2" office:value-type="string">
            <text:p text:style-name="P220">Offerta</text:p>
          </table:table-cell>
          <table:table-cell table:style-name="Table5.A2" office:value-type="string">
            <text:p text:style-name="P220">E</text:p>
          </table:table-cell>
          <table:table-cell table:style-name="Table5.A2" office:value-type="string">
            <text:p text:style-name="P220">1</text:p>
          </table:table-cell>
          <table:table-cell table:style-name="Table5.D2" office:value-type="string">
            <text:p text:style-name="P220">L</text:p>
          </table:table-cell>
        </table:table-row>
      </table:table>
      <text:p text:style-name="P103"/>
      <text:p text:style-name="P104">Cercare il numero di posti di lavoro disponibili comporta in questo caso <text:span text:style-name="T149">il solo</text:span> accesso in lettura all’attributo <text:span text:style-name="T30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05"/>
      <text:p text:style-name="P105">Il costo della prima operazione consiste in:</text:p>
      <text:list xml:id="list198261848784015982" text:style-name="L24">
        <text:list-item>
          <text:p text:style-name="P295">1 accesso in lettura su Utente, 10 volte al giorno (1*10 = 10);</text:p>
        </text:list-item>
        <text:list-item>
          <text:p text:style-name="P295">1 accesso in <text:span text:style-name="T144">scrittura su Pubblicazione, 10 volte (1*10*2 = 20);</text:span></text:p>
        </text:list-item>
        <text:list-item>
          <text:p text:style-name="P296">2 accessi in scrittura su Offerta, 10 volte (2*10*2 = 40).</text:p>
        </text:list-item>
      </text:list>
      <text:p text:style-name="P106">Sommando il tutto, <text:span text:style-name="T145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04"/>
      <text:p text:style-name="P137">IN ASSENZA DI RIDONDANZA</text:p>
      <text:p text:style-name="P137"/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0">Concetto</text:p>
          </table:table-cell>
          <table:table-cell table:style-name="Table4.A2" office:value-type="string">
            <text:p text:style-name="P230">Costrutto</text:p>
          </table:table-cell>
          <table:table-cell table:style-name="Table4.A2" office:value-type="string">
            <text:p text:style-name="P230">Accessi</text:p>
          </table:table-cell>
          <table:table-cell table:style-name="Table4.D2" office:value-type="string">
            <text:p text:style-name="P230">Tipo</text:p>
          </table:table-cell>
        </table:table-row>
        <table:table-row>
          <table:table-cell table:style-name="Table4.A2" office:value-type="string">
            <text:p text:style-name="P221">Utente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L</text:p>
          </table:table-cell>
        </table:table-row>
        <table:table-row>
          <table:table-cell table:style-name="Table4.A2" office:value-type="string">
            <text:p text:style-name="P221">Offerta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  <table:table-row>
          <table:table-cell table:style-name="Table4.A2" office:value-type="string">
            <text:p text:style-name="P221">Pubblicazione</text:p>
          </table:table-cell>
          <table:table-cell table:style-name="Table4.A2" office:value-type="string">
            <text:p text:style-name="P221">R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2">Concetto</text:p>
          </table:table-cell>
          <table:table-cell table:style-name="Table6.A2" office:value-type="string">
            <text:p text:style-name="P232">Costrutto</text:p>
          </table:table-cell>
          <table:table-cell table:style-name="Table6.A2" office:value-type="string">
            <text:p text:style-name="P232">Accessi</text:p>
          </table:table-cell>
          <table:table-cell table:style-name="Table6.D2" office:value-type="string">
            <text:p text:style-name="P232">Tipo</text:p>
          </table:table-cell>
        </table:table-row>
        <table:table-row>
          <table:table-cell table:style-name="Table6.A2" office:value-type="string">
            <text:p text:style-name="P222">Offerta</text:p>
          </table:table-cell>
          <table:table-cell table:style-name="Table6.A2" office:value-type="string">
            <text:p text:style-name="P222">E</text:p>
          </table:table-cell>
          <table:table-cell table:style-name="Table6.A2" office:value-type="string">
            <text:p text:style-name="P222">1</text:p>
          </table:table-cell>
          <table:table-cell table:style-name="Table6.D2" office:value-type="string">
            <text:p text:style-name="P222">L</text:p>
          </table:table-cell>
        </table:table-row>
        <table:table-row>
          <table:table-cell table:style-name="Table6.A2" office:value-type="string">
            <text:p text:style-name="P222">Pubblicazione</text:p>
          </table:table-cell>
          <table:table-cell table:style-name="Table6.A2" office:value-type="string">
            <text:p text:style-name="P222">R</text:p>
          </table:table-cell>
          <table:table-cell table:style-name="Table6.A2" office:value-type="string">
            <text:p text:style-name="P222">10</text:p>
          </table:table-cell>
          <table:table-cell table:style-name="Table6.D2" office:value-type="string">
            <text:p text:style-name="P222">L</text:p>
          </table:table-cell>
        </table:table-row>
      </table:table>
      <text:p text:style-name="P100"/>
      <text:p text:style-name="P113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99"/>
      <text:p text:style-name="P110">Stavolta la prima operazione comporta:</text:p>
      <text:list xml:id="list159022766995091580" text:style-name="L25">
        <text:list-item>
          <text:p text:style-name="P297">1 accesso in lettura su Utente, 10 volte al giorno (1*10 = 10);</text:p>
        </text:list-item>
        <text:list-item>
          <text:p text:style-name="P297">1 accesso in scrittura su Offerta, 10 volte (1*10*2 = 20);</text:p>
        </text:list-item>
        <text:list-item>
          <text:p text:style-name="P297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4630173640959016301" text:style-name="L26">
        <text:list-item>
          <text:p text:style-name="P298">1 accesso in lettura su Offerta, 50 volte al giorno (1*50 = 50);</text:p>
        </text:list-item>
        <text:list-item>
          <text:p text:style-name="P298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51">incremento della memoria richiesta</text:span>, il vantaggio prestazionale è notevole.</text:p>
      <text:p text:style-name="P111"/>
      <text:p text:style-name="P111"/>
      <text:p text:style-name="P111"/>
      <text:h text:style-name="P349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185739537073861" text:continue-list="list8927646554382229793" text:style-name="L21">
        <text:list-item>
          <text:p text:style-name="P293">Eliminazione delle generalizzazioni;</text:p>
        </text:list-item>
        <text:list-item>
          <text:p text:style-name="P299">Eliminazione di attributi composti e <text:span text:style-name="T78">di</text:span> identificatori esterni;</text:p>
        </text:list-item>
        <text:list-item>
          <text:p text:style-name="P300">Scelta degli identificatori principali.</text:p>
        </text:list-item>
      </text:list>
      <text:p text:style-name="P184"/>
      <text:p text:style-name="P184">Eliminazione delle generalizzazioni</text:p>
      <text:p text:style-name="P184"/>
      <text:p text:style-name="P64">Necessaria poiché <text:span text:style-name="T79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54"><text:span text:style-name="T166">Immagine generalizzazione</text:span></text:p></office:annotation></text:p>
      <text:p text:style-name="P65"/>
      <text:p text:style-name="P66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54"><text:span text:style-name="T166">Immagine generalizzazione dopo l’accorpamento</text:span></text:p></office:annotation></text:p>
      <text:p text:style-name="P67"/>
      <text:p text:style-name="P184"/>
      <text:p text:style-name="P184">Eliminazione di attributi composti e di identificatori esterni</text:p>
      <text:p text:style-name="P184"/>
      <text:p text:style-name="P68">Dal momento che nello schema E-R finale non ci sono attributi composti o identificatori esterni, questa fase di ristrutturazione non viene effettuata.</text:p>
      <text:p text:style-name="P184"/>
      <text:p text:style-name="P185">Scelta degli identificatori principali</text:p>
      <text:p text:style-name="P185"/>
      <text:p text:style-name="P69">Nella selezione degli identificatori si è tenuto conto dei seguenti criteri:</text:p>
      <text:list xml:id="list4023394169973262779" text:style-name="L27">
        <text:list-item>
          <text:p text:style-name="P301">attributi che possono avere valori nulli sono da scartare;</text:p>
        </text:list-item>
        <text:list-item>
          <text:p text:style-name="P301">si preferiscono identificatori composti da un solo attributo;</text:p>
        </text:list-item>
        <text:list-item>
          <text:p text:style-name="P301">si favoriscono identificatori interni rispetto a quelli esterni;</text:p>
        </text:list-item>
        <text:list-item>
          <text:p text:style-name="P301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81">come evidenziato dallo schema finale, si utilizzeranno numeri interi auto-incrementanti come identificatori.</text:span></text:p>
      <text:h text:style-name="P349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71"/>
      <text:p text:style-name="P71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72">Nel modello relazionale le intestazioni delle colonne delle tabelle si dicono <text:span text:style-name="T30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74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74"/>
      <text:p text:style-name="P75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30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5">Associazioni molti a molti</text:p>
      <text:p text:style-name="P132"/>
      <text:list xml:id="list3195046259771415564" text:style-name="L28">
        <text:list-item>
          <text:p text:style-name="P302">Ad ogni entità corrisponde una relazione con lo stesso nome (cioè una tabella), avente come attributi gli stessi attributi dell’entità ed il suo identificatore come chiave.</text:p>
        </text:list-item>
        <text:list-item>
          <text:p text:style-name="P303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83">id_utente</text:span><text:span text:style-name="T94">, nome, cognome, sesso, …, account)</text:span></text:p>
      <text:p text:style-name="P81"><text:span text:style-name="T94">CONTATTO(</text:span><text:span text:style-name="T83">id_contatto</text:span><text:span text:style-name="T94">, utente)</text:span></text:p>
      <text:p text:style-name="P8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38"/>
      <text:p text:style-name="P86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40"/>
      <text:p text:style-name="P140"/>
      <text:p text:style-name="P167">Associazioni uno a molti</text:p>
      <text:p text:style-name="P167"/>
      <text:p text:style-name="P141">Si consideri come esempio l’associazione Pubblicazione tra Utente e Offerta.</text:p>
      <text:p text:style-name="P142">Si possono seguire le stesse regole enunciate per le associazioni molti a molti, con una differenza:</text:p>
      <text:p text:style-name="P143"/>
      <text:p text:style-name="P83"><text:span text:style-name="T94">UTENTE(</text:span><text:span text:style-name="T83">id_utente</text:span><text:span text:style-name="T94">, nome, cognome, sesso, …, account)</text:span></text:p>
      <text:p text:style-name="P87"><text:span text:style-name="T94">OFFERTA(</text:span><text:span text:style-name="T83">id_offerta</text:span><text:span text:style-name="T94">, emittente, occupazione, …, durata)</text:span></text:p>
      <text:p text:style-name="P87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44"/>
      <text:p text:style-name="P88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42"/>
      <text:p text:style-name="P84"><text:span text:style-name="T94">UTENTE(</text:span><text:span text:style-name="T83">id_utente</text:span><text:span text:style-name="T94">, nome, cognome, sesso, …, account)</text:span></text:p>
      <text:p text:style-name="P88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45"/>
      <text:p text:style-name="P91"><text:span text:style-name="T99">I</text:span><text:span text:style-name="T94">n questo caso sono state fuse insieme OFFERTA e PUBBLICAZIONE in OFFERTA.</text:span></text:p>
      <text:p text:style-name="P202"><text:span text:style-name="T99">M</text:span><text:span text:style-name="T94">odello relazionale</text:span></text:p>
      <text:p text:style-name="P187"/>
      <text:p text:style-name="P147">Alla luce di quanto detto, si può ora procedere alla traduzione dallo schema E-R ristrutturato al modello relazionale:</text:p>
      <text:p text:style-name="P147"/>
      <text:list xml:id="list3465792242390956913" text:style-name="L29">
        <text:list-item>
          <text:p text:style-name="P304">innanzitutto l’associazione tra Utente e Contatto:</text:p>
          <text:p text:style-name="P304"/>
          <text:p text:style-name="P305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305"><text:span text:style-name="T94">CONTATTO(</text:span><text:span text:style-name="T83">id_contatto</text:span><text:span text:style-name="T94">, utente)</text:span></text:p>
          <text:p text:style-name="P305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39"><text:tab/></text:p>
      <text:p text:style-name="P85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185740697902204" text:continue-numbering="true" text:style-name="L29">
        <text:list-header>
          <text:p text:style-name="P309"/>
        </text:list-header>
        <text:list-item>
          <text:p text:style-name="P310">associazione tra Utente e Gruppo:</text:p>
        </text:list-item>
      </text:list>
      <text:p text:style-name="P148"><text:tab/></text:p>
      <text:p text:style-name="P92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2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92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49"/>
      <text:p text:style-name="P92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49"/>
      <text:list xml:id="list4301661303501354467" text:style-name="L30">
        <text:list-item>
          <text:p text:style-name="P306"><text:span text:style-name="T101">a</text:span><text:span text:style-name="T94">ssociazione Pubblicazione tra Utente ed Offerta:</text:span></text:p>
        </text:list-item>
      </text:list>
      <text:p text:style-name="P150"/>
      <text:p text:style-name="P94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0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46"/>
      <text:p text:style-name="P90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50"/>
      <text:list xml:id="list185740683204319" text:continue-numbering="true" text:style-name="L30">
        <text:list-item>
          <text:p text:style-name="P312">associazione Consultazione tra Utente ed Offerta:</text:p>
        </text:list-item>
      </text:list>
      <text:p text:style-name="P150"/>
      <text:p text:style-name="P93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89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89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51"/>
      <text:list xml:id="list185739837082337" text:continue-numbering="true" text:style-name="L30">
        <text:list-item>
          <text:p text:style-name="P313">associazione <text:span text:style-name="T155">Secondo </text:span>fra Utente e Nodo:</text:p>
        </text:list-item>
      </text:list>
      <text:p text:style-name="P152"/>
      <text:p text:style-name="P95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5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31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53"/>
      <text:p text:style-name="P153"><text:tab/>con gli attributi utente e contatto di NODO referenzianti rispettivamente id_utente ed <text:tab/>id_contatto.</text:p>
      <text:p text:style-name="P153"/>
      <text:list xml:id="list185739660745498" text:continue-numbering="true" text:style-name="L30">
        <text:list-item>
          <text:p text:style-name="P314">associazione <text:span text:style-name="T157">Terzo </text:span>fra Utente e Nodo:</text:p>
          <text:p text:style-name="P307"><text:soft-page-break/><text:span text:style-name="T100">UTENTE(</text:span><text:span text:style-name="T86">id_utente</text:span><text:span text:style-name="T100">, nome, cognome, sesso, …, account)</text:span></text:p>
          <text:p text:style-name="P307"><text:span text:style-name="T106">NODO(</text:span><text:span text:style-name="T88">id_nodo</text:span><text:span text:style-name="T106">, </text:span><text:span text:style-name="T107">contatto, utente)</text:span></text:p>
          <text:p text:style-name="P308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21"/>
          <text:p text:style-name="P321">con gli attributi utente e contatto di NODO referenzianti rispettivamente id_utente ed id_contatto, <text:span text:style-name="T158">mentre connessione referenzia id_utente.</text:span></text:p>
        </text:list-item>
      </text:list>
      <text:p text:style-name="P196"/>
      <text:list xml:id="list185739527922013" text:continue-numbering="true" text:style-name="L30">
        <text:list-item>
          <text:p text:style-name="P322">un utente può essere nato/lavorare in una ed una sola città, quindi:</text:p>
          <text:p text:style-name="P323"><text:span text:style-name="T156">UTENTE(</text:span><text:span text:style-name="T86">id_utente</text:span><text:span text:style-name="T156">, nome, cognome, sesso, …, account)</text:span></text:p>
          <text:p text:style-name="P337"><text:span text:style-name="T26">CITTA(</text:span><text:span text:style-name="T21">id_citta</text:span><text:span text:style-name="T26">, nome_citta)</text:span></text:p>
        </text:list-item>
      </text:list>
      <text:p text:style-name="P166"><text:tab/></text:p>
      <text:list xml:id="list3035361550829143152" text:style-name="L31">
        <text:list-header>
          <text:p text:style-name="P325">un utente può avere uno ed un solo lavoro:</text:p>
          <text:p text:style-name="P324"><text:span text:style-name="T156">UTENTE(</text:span><text:span text:style-name="T86">id_utente</text:span><text:span text:style-name="T156">, nome, cognome, sesso, …, account)</text:span></text:p>
          <text:p text:style-name="P324">LAVORO(<text:span text:style-name="T83">id_lavoro</text:span>, nome_lavoro).</text:p>
          <text:p text:style-name="P326"/>
        </text:list-header>
      </text:list>
      <text:p text:style-name="P165"/>
      <text:h text:style-name="P349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54"/>
      <text:p text:style-name="P154">La <text:span text:style-name="T125">teoria della </text:span>normalizzazione è un test di qualità studiato per il modello relazionale. </text:p>
      <text:p text:style-name="P154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55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55"/>
      <text:p text:style-name="P155"/>
      <text:p text:style-name="P188">Prima Forma Normale (1NF)</text:p>
      <text:p text:style-name="P188"/>
      <text:p text:style-name="P206">Una relazione è in prima forma normale se:</text:p>
      <text:list xml:id="list2304707842650456365" text:style-name="L32">
        <text:list-item>
          <text:p text:style-name="P347">tutte le tuple della relazione hanno lo stesso numero di attributi;</text:p>
        </text:list-item>
        <text:list-item>
          <text:p text:style-name="P347">ciascun attributo è definito su un dominio con valori atomici;</text:p>
        </text:list-item>
        <text:list-item>
          <text:p text:style-name="P347">tutti i valori di un attributo appartengono allo stesso dominio;</text:p>
        </text:list-item>
        <text:list-item>
          <text:p text:style-name="P347">esiste un insieme di attributi che identifica in modo univoco ogni tupla della relazione;</text:p>
        </text:list-item>
        <text:list-item>
          <text:p text:style-name="P347">l'ordine delle righe è irrilevante.</text:p>
        </text:list-item>
      </text:list>
      <text:p text:style-name="P206"/>
      <text:p text:style-name="P206">Questo database rispetta le proprietà sopra elencate, alcune delle quali sono implicate nella definizione di <text:span text:style-name="T30">relazione</text:span>.</text:p>
      <text:p text:style-name="P2"/>
      <text:p text:style-name="P188"/>
      <text:p text:style-name="P188">Seconda Forma Normale (2NF)</text:p>
      <text:p text:style-name="P188"/>
      <text:p text:style-name="P156">Una relazione è in seconda forma normale <text:span text:style-name="T127">quando:</text:span></text:p>
      <text:list xml:id="list8827449566986351415" text:style-name="L33">
        <text:list-item>
          <text:p text:style-name="P315">è in <text:span text:style-name="T127">prima forma normale;</text:span></text:p>
        </text:list-item>
        <text:list-item>
          <text:p text:style-name="P315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7"/>
      <text:p text:style-name="P158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03">Terza Forma Normale (3NF)</text:p>
      <text:p text:style-name="P188"/>
      <text:p text:style-name="P159">Una relazione è in terza forma normale se:</text:p>
      <text:list xml:id="list2198418857254290650" text:style-name="L34">
        <text:list-item>
          <text:p text:style-name="P316">è in <text:span text:style-name="T129">seconda forma normale;</text:span></text:p>
        </text:list-item>
        <text:list-item>
          <text:p text:style-name="P316">tutti gli attributi non-chiave dipendono dalla chiave soltanto, ossia non esistono attributi che dipendono da altri attributi non-chiave.</text:p>
        </text:list-item>
      </text:list>
      <text:p text:style-name="P160"/>
      <text:p text:style-name="P161">Anche in questo caso, le due proprietà vengono rispettate dalle relazioni del database.</text:p>
      <text:p text:style-name="P188"/>
      <text:p text:style-name="P188"/>
      <text:p text:style-name="P189">Forma normale di Boyce e Codd <text:span text:style-name="T130">(BCNF)</text:span></text:p>
      <text:p text:style-name="P189"/>
      <text:p text:style-name="P162">Per studiare la BCNF è necessario il concetto di <text:span text:style-name="T30">dipendenza funzionale</text:span>:</text:p>
      <text:list xml:id="list8157543199031556004" text:style-name="L35">
        <text:list-item>
          <text:p text:style-name="P317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18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19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3">Utente</text:p>
          </table:table-cell>
          <table:table-cell table:style-name="Tabella2.A1" office:value-type="string">
            <text:p text:style-name="P224">Provenienza</text:p>
          </table:table-cell>
          <table:table-cell table:style-name="Tabella2.C1" office:value-type="string">
            <text:p text:style-name="P224">Gruppo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Abruzzo</text:p>
          </table:table-cell>
        </table:table-row>
        <table:table-row>
          <table:table-cell table:style-name="Tabella2.A2" office:value-type="string">
            <text:p text:style-name="P215">Rossi</text:p>
          </table:table-cell>
          <table:table-cell table:style-name="Tabella2.A2" office:value-type="string">
            <text:p text:style-name="P215">Pesaro</text:p>
          </table:table-cell>
          <table:table-cell table:style-name="Tabella2.C2" office:value-type="string">
            <text:p text:style-name="P215">Marche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Infermieri</text:p>
          </table:table-cell>
        </table:table-row>
        <table:table-row>
          <table:table-cell table:style-name="Tabella2.A2" office:value-type="string">
            <text:p text:style-name="P215">Cecchini</text:p>
          </table:table-cell>
          <table:table-cell table:style-name="Tabella2.A2" office:value-type="string">
            <text:p text:style-name="P215">Torino</text:p>
          </table:table-cell>
          <table:table-cell table:style-name="Tabella2.C2" office:value-type="string">
            <text:p text:style-name="P214">Ingegneri</text:p>
          </table:table-cell>
        </table:table-row>
      </table:table>
      <text:p text:style-name="P198"/>
      <text:p text:style-name="P320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199"/>
      <text:p text:style-name="P199"/>
      <text:p text:style-name="P163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3040799362838536385" text:style-name="L36">
        <text:list-item>
          <text:p text:style-name="P319"><text:span text:style-name="T133">è in </text:span><text:span text:style-name="T137">prima forma normale;</text:span></text:p>
        </text:list-item>
        <text:list-item>
          <text:p text:style-name="P319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00"/>
      <text:p text:style-name="P164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53" text:outline-level="1">IMPLEMENTAZIONE</text:h>
      <text:p text:style-name="P3"/>
      <text:p text:style-name="P4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238"/>
      <text:list xml:id="list2521285026017473497" text:style-name="L37">
        <text:list-item>
          <text:p text:style-name="P241"><text:span text:style-name="T26">CITTA(</text:span><text:span text:style-name="T21">id_citta</text:span><text:span text:style-name="T26">, nome_citta)</text:span></text:p>
        </text:list-item>
      </text:list>
      <text:p text:style-name="P239"><draw:frame text:anchor-type="paragraph" draw:z-index="9" draw:name="Forma1" draw:style-name="gr1" draw:text-style-name="P355" svg:width="14.939cm" svg:height="2.479cm" svg:x="1.199cm" svg:y="0.489cm"><draw:text-box><text:p><text:span text:style-name="T167">CREATE TABLE `citta` (</text:span></text:p><text:p><text:span text:style-name="T167"><text:s text:c="2"/></text:span><text:span text:style-name="T167">`id_citta` smallint(20) NOT NULL AUTO_INCREMENT,</text:span></text:p><text:p><text:span text:style-name="T167"><text:s text:c="2"/></text:span><text:span text:style-name="T167">`nome_citta` varchar(30) NOT NULL,</text:span></text:p><text:p><text:span text:style-name="T167"><text:s text:c="2"/></text:span><text:span text:style-name="T167">PRIMARY KEY (`id_citta`)</text:span></text:p><text:p><text:span text:style-name="T167">) ENGINE=InnoDB DEFAULT CHARSET=utf8;</text:span></text:p><text:p><text:span text:style-name="T167"/></text:p></draw:text-box></draw:frame></text:p>
      <text:p text:style-name="P239"/>
      <text:p text:style-name="P239"/>
      <text:p text:style-name="P239"/>
      <text:p text:style-name="P239"/>
      <text:p text:style-name="P239"/>
      <text:p text:style-name="P240"/>
      <text:list xml:id="list185739462977351" text:continue-numbering="true" text:style-name="L37">
        <text:list-item>
          <text:p text:style-name="P242"><text:span text:style-name="T23">LAVORO(</text:span><text:span text:style-name="T19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55" svg:width="15.059cm" svg:height="2.384cm" svg:x="1.152cm" svg:y="0.459cm"><draw:text-box><text:p><text:span text:style-name="T167">CREATE TABLE `lavoro` (</text:span></text:p><text:p><text:span text:style-name="T167"><text:s text:c="2"/></text:span><text:span text:style-name="T167">`id_lavoro` smallint(20) NOT NULL AUTO_INCREMENT,</text:span></text:p><text:p><text:span text:style-name="T167"><text:s text:c="2"/></text:span><text:span text:style-name="T167">`nome_lavoro` varchar(30) NOT NULL,</text:span></text:p><text:p><text:span text:style-name="T167"><text:s text:c="2"/></text:span><text:span text:style-name="T167">PRIMARY KEY (`id_lavoro`)</text:span></text:p><text:p><text:span text:style-name="T167">) ENGINE=InnoDB DEFAULT CHARSET=utf8;</text:span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list xml:id="list185740004975367" text:continue-numbering="true" text:style-name="L37">
        <text:list-item>
          <text:p text:style-name="P338"><draw:frame text:anchor-type="paragraph" draw:z-index="11" draw:name="Forma3" draw:style-name="gr3" draw:text-style-name="P356" svg:width="15.059cm" svg:height="10.847cm" svg:x="1.152cm" svg:y="1.639cm"><draw:text-box><text:p><text:span text:style-name="T167">CREATE TABLE `utente` (</text:span></text:p><text:p><text:span text:style-name="T167"><text:s text:c="2"/></text:span><text:span text:style-name="T167">`id_utente` smallint(20) NOT NULL AUTO_INCREMENT,</text:span></text:p><text:p><text:span text:style-name="T167"><text:s text:c="2"/></text:span><text:span text:style-name="T167">`nome` varchar(30) NOT NULL,</text:span></text:p><text:p><text:span text:style-name="T167"><text:s text:c="2"/></text:span><text:span text:style-name="T167">`cognome` varchar(30) NOT NULL,</text:span></text:p><text:p><text:span text:style-name="T167"><text:s text:c="2"/></text:span><text:span text:style-name="T167">`sesso` enum('m','f') NOT NULL,</text:span></text:p><text:p><text:span text:style-name="T167"><text:s text:c="2"/></text:span><text:span text:style-name="T167">`email` varchar(30) NOT NULL,</text:span></text:p><text:p><text:span text:style-name="T167"><text:s text:c="2"/></text:span><text:span text:style-name="T167">`pass` varchar(30) NOT NULL,</text:span></text:p><text:p><text:span text:style-name="T167"><text:s text:c="2"/></text:span><text:span text:style-name="T167">`data_nascita` date NOT NULL,</text:span></text:p><text:p><text:span text:style-name="T167"><text:s text:c="2"/></text:span><text:span text:style-name="T167">`provenienza` smallint(20) DEFAUL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luogo_lavoro` smallint(20) DEFAULT NULL,</text:span></text:p><text:p><text:span text:style-name="T167"><text:s text:c="2"/></text:span><text:span text:style-name="T167">`curriculum` varchar(300) DEFAULT NULL,</text:span></text:p><text:p><text:span text:style-name="T167"><text:s text:c="2"/></text:span><text:span text:style-name="T167">`account` enum('free','premium'),</text:span></text:p><text:p><text:span text:style-name="T167"><text:s text:c="2"/></text:span><text:span text:style-name="T167">PRIMARY KEY (`id_utente`),</text:span></text:p><text:p><text:span text:style-name="T167"><text:s text:c="2"/></text:span><text:span text:style-name="T167">KEY `citta_nascita` (`provenienza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_lavoro` (`luogo_lavoro`)</text:span></text:p><text:p><text:span text:style-name="T167">) ENGINE=InnoDB DEFAULT CHARSET=utf8;</text:span></text:p><text:p><text:span text:style-name="T167"/></text:p><text:p><text:span text:style-name="T167">ALTER TABLE `utente`</text:span></text:p><text:p><text:span text:style-name="T167"><text:s text:c="2"/></text:span><text:span text:style-name="T167">ADD CONSTRAINT `utentecitta_fk_1` FOREIGN KEY (`provenienza`) REFERENCES `citta` (`id_citta`) ON DELETE CASCADE ON UPDATE CASCADE,</text:span></text:p><text:p><text:span text:style-name="T167"><text:s text:c="2"/></text:span><text:span text:style-name="T167">ADD CONSTRAINT `utentelavoro_fk` FOREIGN KEY (`occupazione`) REFERENCES `lavoro` (`id_lavoro`) ON DELETE CASCADE ON UPDATE CASCADE,</text:span></text:p><text:p><text:span text:style-name="T167"><text:s text:c="2"/></text:span><text:span text:style-name="T167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44"><draw:frame text:anchor-type="paragraph" draw:z-index="12" draw:name="Forma4" draw:style-name="gr4" draw:text-style-name="P355" svg:width="14.72cm" svg:height="4.13cm" svg:x="1.199cm" svg:y="0.799cm"><draw:text-box><text:p><text:span text:style-name="T167">CREATE TABLE `contatto` (</text:span></text:p><text:p><text:span text:style-name="T167"><text:s text:c="2"/></text:span><text:span text:style-name="T167">`id_contatto` smallint(20) NOT NULL AUTO_INCREMENT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contatto`</text:span></text:p><text:p><text:span text:style-name="T167"><text:s text:c="2"/></text:span><text:span text:style-name="T167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list xml:id="list185739918927101" text:continue-numbering="true" text:style-name="L37">
        <text:list-item>
          <text:p text:style-name="P339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328"><draw:frame text:anchor-type="paragraph" draw:z-index="13" draw:name="Forma4" draw:style-name="gr5" draw:text-style-name="P355" svg:width="15.011cm" svg:height="5.054cm" svg:x="1.199cm" svg:y="0.487cm"><draw:text-box><text:p><text:span text:style-name="T167">CREATE TABLE `collabor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contatt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contatto` (`id_contatto`)</text:span></text:p><text:p><text:span text:style-name="T167">) ENGINE=InnoDB DEFAULT CHARSET=utf8;</text:span></text:p><text:p><text:span text:style-name="T167"/></text:p><text:p><text:span text:style-name="T167">ALTER TABLE `collaborazione`</text:span></text:p><text:p><text:span text:style-name="T167"><text:s text:c="2"/></text:span><text:span text:style-name="T167">ADD CONSTRAINT `collaborazioneutente_fk` FOREIGN KEY (`id_utente`) REFERENCES `utente` (`id_utente`) ON DELETE CASCADE ON UPDATE CASCADE,</text:span></text:p><text:p><text:span text:style-name="T167"><text:s text:c="2"/></text:span><text:span text:style-name="T167">ADD CONSTRAINT `collaborazionecontatto_fk` FOREIGN KEY (`id_contatto`) REFERENCES `contatto` (`id_contatto`) ON DELETE CASCADE ON UPDATE CASCADE;</text:span></text:p></draw:text-box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list xml:id="list185740429595902" text:continue-numbering="true" text:style-name="L37">
        <text:list-item>
          <text:p text:style-name="P339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328"><draw:frame text:anchor-type="paragraph" draw:z-index="14" draw:name="Forma4" draw:style-name="gr6" draw:text-style-name="P355" svg:width="15.011cm" svg:height="8.258cm" svg:x="1.199cm" svg:y="0.487cm"><draw:text-box><text:p><text:span text:style-name="T167">CREATE TABLE `offerta` (</text:span></text:p><text:p><text:span text:style-name="T167"><text:s text:c="2"/></text:span><text:span text:style-name="T167">`id_offerta` smallint(50) NOT NULL AUTO_INCREMENT,</text:span></text:p><text:p><text:span text:style-name="T167"><text:s text:c="2"/></text:span><text:span text:style-name="T167">`emittente` smallint(20) NO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num_posti` smallint(6) NOT NULL,</text:span></text:p><text:p><text:span text:style-name="T167"><text:s text:c="2"/></text:span><text:span text:style-name="T167">`luogo` smallint(20) NOT NULL,</text:span></text:p><text:p><text:span text:style-name="T167"><text:s text:c="2"/></text:span><text:span text:style-name="T167">`durata` date NOT NULL,</text:span></text:p><text:p><text:span text:style-name="T167"><text:s text:c="2"/></text:span><text:span text:style-name="T167">PRIMARY KEY (`id_offerta`),</text:span></text:p><text:p><text:span text:style-name="T167"><text:s text:c="2"/></text:span><text:span text:style-name="T167">KEY `utente` (`emittente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` (`luogo`)</text:span></text:p><text:p><text:span text:style-name="T167">) ENGINE=InnoDB DEFAULT CHARSET=utf8;</text:span></text:p><text:p><text:span text:style-name="T167"/></text:p><text:p><text:span text:style-name="T167">ALTER TABLE `offerta`</text:span></text:p><text:p><text:span text:style-name="T167"><text:s text:c="2"/></text:span><text:span text:style-name="T167">ADD CONSTRAINT `offertautente_fk` FOREIGN KEY (`emittente`) REFERENCES `utente` (`id_utente`) ON DELETE CASCADE ON UPDATE CASCADE,</text:span></text:p><text:p><text:span text:style-name="T167"><text:s text:c="2"/></text:span><text:span text:style-name="T167">ADD CONSTRAINT `offertalavoro_fk` FOREIGN KEY (`occupazione`) REFERENCES `lavoro` (`id_lavoro`) ON DELETE CASCADE ON UPDATE CASCADE,</text:span></text:p><text:p><text:span text:style-name="T167"><text:s text:c="2"/></text:span><text:span text:style-name="T167">ADD CONSTRAINT `offertacitta_fk` FOREIGN KEY (`luogo`) REFERENCES `citta` (`id_citta`) ON DELETE CASCADE ON UPDATE CASCADE;</text:span></text:p></draw:text-box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list xml:id="list185739432770541" text:continue-numbering="true" text:style-name="L37">
        <text:list-item>
          <text:p text:style-name="P345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329"><draw:frame text:anchor-type="paragraph" draw:z-index="15" draw:name="Forma4" draw:style-name="gr7" draw:text-style-name="P355" svg:width="15.011cm" svg:height="5.118cm" svg:x="1.199cm" svg:y="0.487cm"><draw:text-box><text:p><text:span text:style-name="T167">CREATE TABLE `consult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offerta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offerta` (`id_offerta`)</text:span></text:p><text:p><text:span text:style-name="T167">) ENGINE=InnoDB DEFAULT CHARSET=utf8;</text:span></text:p><text:p><text:span text:style-name="T167"/></text:p><text:p><text:span text:style-name="T167">ALTER TABLE `consultazione`</text:span></text:p><text:p><text:span text:style-name="T167"><text:s text:c="2"/></text:span><text:span text:style-name="T167">ADD CONSTRAINT `consultazioneutente_fk` FOREIGN KEY (`id_utente`) REFERENCES `utente` (`id_utente`) ON DELETE CASCADE ON UPDATE CASCADE,</text:span></text:p><text:p><text:span text:style-name="T167"><text:s text:c="2"/></text:span><text:span text:style-name="T167">ADD CONSTRAINT `consultazioneofferta_fk` FOREIGN KEY (`id_offerta`) REFERENCES `offerta` (`id_offerta`) ON DELETE CASCADE ON UPDATE CASCADE;</text:span></text:p></draw:text-box></draw:frame></text:p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list xml:id="list185740387193635" text:continue-numbering="true" text:style-name="L37">
        <text:list-item>
          <text:p text:style-name="P340"><text:span text:style-name="T23">GRUPPO(</text:span><text:span text:style-name="T19">id_gruppo</text:span><text:span text:style-name="T23">, affinita, nome)</text:span></text:p>
        </text:list-item>
      </text:list>
      <text:p text:style-name="P330"><draw:frame text:anchor-type="paragraph" draw:z-index="16" draw:name="Forma4" draw:style-name="gr8" draw:text-style-name="P355" svg:width="15.011cm" svg:height="4.684cm" svg:x="1.199cm" svg:y="0.487cm"><draw:text-box><text:p><text:span text:style-name="T167">CREATE TABLE `gruppo` (</text:span></text:p><text:p><text:span text:style-name="T167"><text:s text:c="2"/></text:span><text:span text:style-name="T167">`id_gruppo` smallint(10) NOT NULL AUTO_INCREMENT,</text:span></text:p><text:p><text:span text:style-name="T167"><text:s text:c="2"/></text:span><text:span text:style-name="T167">`affinita` smallint(20) NOT NULL,</text:span></text:p><text:p><text:span text:style-name="T167"><text:s text:c="2"/></text:span><text:span text:style-name="T167">`nome_gruppo` varchar(30) NOT NULL,</text:span></text:p><text:p><text:span text:style-name="T167"><text:s text:c="2"/></text:span><text:span text:style-name="T167">PRIMARY KEY (`id_gruppo`),</text:span></text:p><text:p><text:span text:style-name="T167"><text:s text:c="2"/></text:span><text:span text:style-name="T167">KEY `citta_lavoro` (`affinita`)</text:span></text:p><text:p><text:span text:style-name="T167">) ENGINE=InnoDB DEFAULT CHARSET=utf8;</text:span></text:p><text:p><text:span text:style-name="T167"/></text:p><text:p><text:span text:style-name="T167">ALTER TABLE `gruppo`</text:span></text:p><text:p><text:span text:style-name="T167"><text:s text:c="2"/></text:span><text:span text:style-name="T167">ADD CONSTRAINT `cittagruppo_fk` FOREIGN KEY (`affinita`) REFERENCES `lavoro` (`id_lavoro`) ON DELETE CASCADE ON UPDATE CASCADE;</text:span></text:p></draw:text-box></draw:frame></text:p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list xml:id="list185739266142907" text:continue-numbering="true" text:style-name="L37">
        <text:list-item>
          <text:p text:style-name="P341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331"><draw:frame text:anchor-type="paragraph" draw:z-index="17" draw:name="Forma4" draw:style-name="gr9" draw:text-style-name="P355" svg:width="15.011cm" svg:height="5.135cm" svg:x="1.199cm" svg:y="0.487cm"><draw:text-box><text:p><text:span text:style-name="T167">CREATE TABLE `appartenenza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grupp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gruppo` (`id_gruppo`)</text:span></text:p><text:p><text:span text:style-name="T167">) ENGINE=InnoDB DEFAULT CHARSET=utf8;</text:span></text:p><text:p><text:span text:style-name="T167"/></text:p><text:p><text:span text:style-name="T167">ALTER TABLE `appartenenza`</text:span></text:p><text:p><text:span text:style-name="T167"><text:s text:c="2"/></text:span><text:span text:style-name="T167">ADD CONSTRAINT `appartenenzautente_fk` FOREIGN KEY (`id_utente`) REFERENCES `utente` (`id_utente`) ON DELETE CASCADE ON UPDATE CASCADE,</text:span></text:p><text:p><text:span text:style-name="T167"><text:s text:c="2"/></text:span><text:span text:style-name="T167">ADD CONSTRAINT `appartenenzagruppo_fk` FOREIGN KEY (`id_gruppo`) REFERENCES `gruppo` (`id_gruppo`) ON DELETE CASCADE ON UPDATE CASCADE;</text:span></text:p></draw:text-box></draw:frame></text:p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list xml:id="list185740888039830" text:continue-numbering="true" text:style-name="L37">
        <text:list-item>
          <text:p text:style-name="P346"><text:span text:style-name="T23">NODO(</text:span><text:span text:style-name="T19">id_nodo</text:span><text:span text:style-name="T23">, contatto, utente)</text:span></text:p>
        </text:list-item>
      </text:list>
      <text:p text:style-name="P332"><draw:frame text:anchor-type="paragraph" draw:z-index="18" draw:name="Forma4" draw:style-name="gr10" draw:text-style-name="P355" svg:width="15.011cm" svg:height="6.01cm" svg:x="1.199cm" svg:y="0.487cm"><draw:text-box><text:p><text:span text:style-name="T167">CREATE TABLE `nodo` (</text:span></text:p><text:p><text:span text:style-name="T167"><text:s text:c="2"/></text:span><text:span text:style-name="T167">`id_nodo` smallint(20) NOT NULL AUTO_INCREMENT,</text:span></text:p><text:p><text:span text:style-name="T167"><text:s text:c="2"/></text:span><text:span text:style-name="T167">`contatto` smallint(20) NOT NULL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nodo`),</text:span></text:p><text:p><text:span text:style-name="T167"><text:s text:c="2"/></text:span><text:span text:style-name="T167">KEY `contatto` (`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nodo`</text:span></text:p><text:p><text:span text:style-name="T167"><text:s text:c="2"/></text:span><text:span text:style-name="T167">ADD CONSTRAINT `nodocontatto_fk` FOREIGN KEY (`contatto`) REFERENCES `contatto` (`id_contatto`) ON DELETE CASCADE ON UPDATE CASCADE,</text:span></text:p><text:p><text:span text:style-name="T167"><text:s text:c="2"/></text:span><text:span text:style-name="T167">ADD CONSTRAINT `nodoutente_fk` FOREIGN KEY (`utente`) REFERENCES `utente` (`id_utente`) ON DELETE CASCADE ON UPDATE CASCADE;</text:span></text:p></draw:text-box></draw:frame></text:p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list xml:id="list185740163728193" text:continue-numbering="true" text:style-name="L37">
        <text:list-item>
          <text:p text:style-name="P342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333"><draw:frame text:anchor-type="paragraph" draw:z-index="19" draw:name="Forma4" draw:style-name="gr11" draw:text-style-name="P355" svg:width="15.011cm" svg:height="5.171cm" svg:x="1.199cm" svg:y="0.487cm"><draw:text-box><text:p><text:span text:style-name="T167">CREATE TABLE `second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</text:span></text:p><text:p><text:span text:style-name="T167">) ENGINE=InnoDB DEFAULT CHARSET=utf8;</text:span></text:p><text:p><text:span text:style-name="T167"/></text:p><text:p><text:span text:style-name="T167">ALTER TABLE `secondo`</text:span></text:p><text:p><text:span text:style-name="T167"><text:s text:c="2"/></text:span><text:span text:style-name="T167">ADD CONSTRAINT `secondoutente_fk` FOREIGN KEY (`id_utente`) REFERENCES `utente` (`id_utente`) ON DELETE CASCADE ON UPDATE CASCADE,</text:span></text:p><text:p><text:span text:style-name="T167"><text:s text:c="2"/></text:span><text:span text:style-name="T167">ADD CONSTRAINT `secondonodo_fk` FOREIGN KEY (`id_nodo`) REFERENCES `nodo` (`id_nodo`) ON DELETE CASCADE ON UPDATE CASCADE;</text:span></text:p></draw:text-box></draw:frame></text:p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list xml:id="list185739504255194" text:continue-numbering="true" text:style-name="L37">
        <text:list-item>
          <text:p text:style-name="P343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34"><draw:frame text:anchor-type="paragraph" draw:z-index="20" draw:name="Forma4" draw:style-name="gr12" draw:text-style-name="P355" svg:width="15.011cm" svg:height="6.767cm" svg:x="1.199cm" svg:y="0.487cm"><draw:text-box><text:p><text:span text:style-name="T167">CREATE TABLE `terz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`connessione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,</text:span></text:p><text:p><text:span text:style-name="T167"><text:s text:c="2"/></text:span><text:span text:style-name="T167">KEY `connessione` (`connessione`)</text:span></text:p><text:p><text:span text:style-name="T167">) ENGINE=InnoDB DEFAULT CHARSET=utf8;</text:span></text:p><text:p><text:span text:style-name="T167"/></text:p><text:p><text:span text:style-name="T167">ALTER TABLE `terzo`</text:span></text:p><text:p><text:span text:style-name="T167"><text:s text:c="2"/></text:span><text:span text:style-name="T167">ADD CONSTRAINT `terzoutente_fk` FOREIGN KEY (`id_utente`) REFERENCES `utente` (`id_utente`) ON DELETE CASCADE ON UPDATE CASCADE,</text:span></text:p><text:p><text:span text:style-name="T167"><text:s text:c="2"/></text:span><text:span text:style-name="T167">ADD CONSTRAINT `terzonodo_fk` FOREIGN KEY (`id_nodo`) REFERENCES `nodo` (`id_nodo`) ON DELETE CASCADE ON UPDATE CASCADE,</text:span></text:p><text:p><text:span text:style-name="T167"><text:s text:c="2"/></text:span><text:span text:style-name="T167">ADD CONSTRAINT `connessione_fk` FOREIGN KEY (`connessione`) REFERENCES `utente` (`id_utente`) ON DELETE CASCADE ON UPDATE CASCADE;</text:span></text:p></draw:text-box></draw:frame></text:p>
        </text:list-item>
      </text:list>
      <text:h text:style-name="P350" text:outline-level="2">Operazioni di aggiornamento</text:h>
      <text:p text:style-name="P243"/>
      <text:list xml:id="list8002435108810963015" text:style-name="L38">
        <text:list-item>
          <text:p text:style-name="P244">Inserire un nuovo utente:</text:p>
          <text:p text:style-name="P244"><draw:frame text:anchor-type="paragraph" draw:z-index="21" draw:name="Forma4" draw:style-name="gr13" draw:text-style-name="P355" svg:width="15.011cm" svg:height="2.066cm" svg:x="1.199cm" svg:y="0.487cm"><draw:text-box><text:p><text:span text:style-name="T167">INSERT INTO utente VALUES</text:span></text:p><text:p><text:span text:style-name="T167">(`id_utente`, `nome`, `cognome`, `sesso`, `email`, `pass`, `data_nascita`, `provenienza`, `occupazione`, `luogo_lavoro`, `curriculum`, `account`)</text:span></text:p><text:p><text:span text:style-name="T167"/></text:p><text:p><text:span text:style-name="T167"/></text:p></draw:text-box></draw:frame></text:p>
        </text:list-item>
      </text:list>
      <text:p text:style-name="P243"/>
      <text:p text:style-name="P243"/>
      <text:p text:style-name="P243"/>
      <text:p text:style-name="P243"/>
      <text:p text:style-name="P243"/>
      <text:list xml:id="list185739565021039" text:continue-numbering="true" text:style-name="L38">
        <text:list-item>
          <text:p text:style-name="P245">Eliminare un utente:</text:p>
        </text:list-item>
      </text:list>
      <text:p text:style-name="P246"><draw:frame text:anchor-type="paragraph" draw:z-index="22" draw:name="Forma4" draw:style-name="gr14" draw:text-style-name="P355" svg:width="15.011cm" svg:height="1.258cm" svg:x="1.199cm" svg:y="0.487cm"><draw:text-box><text:p><text:span text:style-name="T167">DELETE FROM utente</text:span></text:p><text:p><text:span text:style-name="T167">WHERE id_utente = x</text:span></text:p><text:p><text:span text:style-name="T167"/></text:p></draw:text-box></draw:frame></text:p>
      <text:p text:style-name="P246"/>
      <text:p text:style-name="P246"/>
      <text:p text:style-name="P246"/>
      <text:p text:style-name="P246"/>
      <text:list xml:id="list185740211423127" text:continue-numbering="true" text:style-name="L38">
        <text:list-item>
          <text:p text:style-name="P247">Modificare informazioni personali:</text:p>
        </text:list-item>
      </text:list>
      <text:p text:style-name="P248"><draw:frame text:anchor-type="paragraph" draw:z-index="23" draw:name="Forma4" draw:style-name="gr15" draw:text-style-name="P355" svg:width="15.011cm" svg:height="1.638cm" svg:x="1.199cm" svg:y="0.487cm"><draw:text-box><text:p><text:span text:style-name="T167">UPDATE utente</text:span></text:p><text:p><text:span text:style-name="T167">SET curriculum = ‘nuovo testo’, luogo_lavoro = x</text:span></text:p><text:p><text:span text:style-name="T167">WHERE id_utente = y</text:span></text:p></draw:text-box></draw:frame></text:p>
      <text:p text:style-name="P248"/>
      <text:p text:style-name="P248"/>
      <text:p text:style-name="P248"/>
      <text:p text:style-name="P248"/>
      <text:list xml:id="list185739047143207" text:continue-numbering="true" text:style-name="L38">
        <text:list-item>
          <text:p text:style-name="P249">Aggiungere utente a lista contatti:</text:p>
        </text:list-item>
      </text:list>
      <text:p text:style-name="P250"><draw:frame text:anchor-type="paragraph" draw:z-index="24" draw:name="Forma4" draw:style-name="gr15" draw:text-style-name="P355" svg:width="15.011cm" svg:height="1.638cm" svg:x="1.199cm" svg:y="0.487cm"><draw:text-box><text:p><text:span text:style-name="T167">INSERT INTO collaborazione (id_utente, id_contatto) VALUES</text:span></text:p><text:p><text:span text:style-name="T167">(x, y) </text:span></text:p></draw:text-box></draw:frame></text:p>
      <text:p text:style-name="P250"/>
      <text:p text:style-name="P250"/>
      <text:p text:style-name="P250"/>
      <text:p text:style-name="P250"/>
      <text:list xml:id="list185739456500897" text:continue-numbering="true" text:style-name="L38">
        <text:list-item>
          <text:p text:style-name="P251">Pubblicare un’offerta di lavoro:</text:p>
        </text:list-item>
      </text:list>
      <text:p text:style-name="P252"><draw:frame text:anchor-type="paragraph" draw:z-index="25" draw:name="Forma4" draw:style-name="gr15" draw:text-style-name="P355" svg:width="15.011cm" svg:height="1.638cm" svg:x="1.199cm" svg:y="0.487cm"><draw:text-box><text:p><text:span text:style-name="T167">INSERT INTO offerta (id_offerta, emittente, occupazione, num_posti, luogo, durata) VALUES</text:span></text:p><text:p><text:span text:style-name="T167">(`id_offerta`,`emittente`,`occupazione`,`num_posti`,`luogo`,`durata`)</text:span></text:p></draw:text-box></draw:frame></text:p>
      <text:p text:style-name="P252"/>
      <text:p text:style-name="P252"/>
      <text:p text:style-name="P252"/>
      <text:p text:style-name="P252"/>
      <text:list xml:id="list185739661154790" text:continue-numbering="true" text:style-name="L38">
        <text:list-item>
          <text:p text:style-name="P253">Rimuovere un’offerta di lavoro:</text:p>
          <text:p text:style-name="P253"><draw:frame text:anchor-type="paragraph" draw:z-index="26" draw:name="Forma4" draw:style-name="gr16" draw:text-style-name="P355" svg:width="15.011cm" svg:height="1.31cm" svg:x="1.199cm" svg:y="0.487cm"><draw:text-box><text:p><text:span text:style-name="T167">DELETE FROM offerta</text:span></text:p><text:p><text:span text:style-name="T167">WHERE id_offerta = x</text:span></text:p></draw:text-box></draw:frame></text:p>
        </text:list-item>
      </text:list>
      <text:h text:style-name="P351" text:outline-level="2">Operazioni di <text:span text:style-name="T163">interrogazione</text:span></text:h>
      <text:p text:style-name="P243"/>
      <text:list xml:id="list5866996339522185758" text:style-name="L39">
        <text:list-item>
          <text:p text:style-name="P254">Elencare nome e cognome degli utenti che hanno un account free:</text:p>
        </text:list-item>
      </text:list>
      <text:p text:style-name="P255"><draw:frame text:anchor-type="paragraph" draw:z-index="27" draw:name="Forma4" draw:style-name="gr17" draw:text-style-name="P355" svg:width="15.011cm" svg:height="1.743cm" svg:x="1.199cm" svg:y="0.487cm"><draw:text-box><text:p><text:span text:style-name="T167">SELECT nome, cognome AS nome</text:span></text:p><text:p><text:span text:style-name="T167">FROM utente</text:span></text:p><text:p><text:span text:style-name="T167">WHERE account = 'free' </text:span></text:p></draw:text-box></draw:frame></text:p>
      <text:p text:style-name="P255"/>
      <text:p text:style-name="P255"/>
      <text:p text:style-name="P255"/>
      <text:p text:style-name="P255"/>
      <text:p text:style-name="P255"/>
      <text:list xml:id="list185739508209122" text:continue-numbering="true" text:style-name="L39">
        <text:list-item>
          <text:p text:style-name="P256">Elencare nome, cognome ed occupazione degli utenti:</text:p>
        </text:list-item>
      </text:list>
      <text:p text:style-name="P257"><draw:frame text:anchor-type="paragraph" draw:z-index="28" draw:name="Forma4" draw:style-name="gr17" draw:text-style-name="P355" svg:width="15.011cm" svg:height="1.743cm" svg:x="1.199cm" svg:y="0.487cm"><draw:text-box><text:p><text:span text:style-name="T167">SELECT u.nome, cognome, l.nome_lavoro</text:span></text:p><text:p><text:span text:style-name="T167">FROM utente u, lavoro l</text:span></text:p><text:p><text:span text:style-name="T167">WHERE u.occupazione = l.id_lavoro</text:span></text:p></draw:text-box></draw:frame></text:p>
      <text:p text:style-name="P257"/>
      <text:p text:style-name="P257"/>
      <text:p text:style-name="P257"/>
      <text:p text:style-name="P257"/>
      <text:p text:style-name="P257"/>
      <text:list xml:id="list185740895117974" text:continue-numbering="true" text:style-name="L39">
        <text:list-item>
          <text:p text:style-name="P258">Elencare <text:span text:style-name="T165">id di ogni contatto con </text:span>nome e cognome <text:span text:style-name="T165">dell’utente che indica</text:span>:</text:p>
        </text:list-item>
      </text:list>
      <text:p text:style-name="P259"><draw:frame text:anchor-type="paragraph" draw:z-index="29" draw:name="Forma4" draw:style-name="gr17" draw:text-style-name="P355" svg:width="15.011cm" svg:height="1.743cm" svg:x="1.199cm" svg:y="0.487cm"><draw:text-box><text:p><text:span text:style-name="T167">SELECT con.id_contatto, u.nome, cognome FROM contatto con JOIN utente u ON con.utente = u.id_utente </text:span></text:p></draw:text-box></draw:frame></text:p>
      <text:p text:style-name="P259"/>
      <text:p text:style-name="P259"/>
      <text:p text:style-name="P259"/>
      <text:p text:style-name="P259"/>
      <text:p text:style-name="P259"/>
      <text:list xml:id="list185741072669759" text:continue-numbering="true" text:style-name="L39">
        <text:list-item>
          <text:p text:style-name="P260">Stampare la lista contatti di un utente, dato il suo id:</text:p>
        </text:list-item>
      </text:list>
      <text:p text:style-name="P261"><draw:frame text:anchor-type="paragraph" draw:z-index="30" draw:name="Forma4" draw:style-name="gr17" draw:text-style-name="P355" svg:width="15.011cm" svg:height="1.743cm" svg:x="1.199cm" svg:y="0.487cm"><draw:text-box><text:p><text:span text:style-name="T167">SELECT u.nome, cognome, c.id_contatto</text:span></text:p><text:p><text:span text:style-name="T167">FROM utente u JOIN collaborazione c</text:span></text:p><text:p><text:span text:style-name="T167">WHERE u.id_utente = x AND c.id_utente = u.id_utente</text:span></text:p></draw:text-box></draw:frame></text:p>
      <text:p text:style-name="P261"/>
      <text:p text:style-name="P261"/>
      <text:p text:style-name="P261"/>
      <text:p text:style-name="P261"/>
      <text:p text:style-name="P261"/>
      <text:p text:style-name="P2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9T18:57:38.661000000</dc:date>
    <meta:editing-duration>P2DT12H38M9S</meta:editing-duration>
    <meta:editing-cycles>407</meta:editing-cycles>
    <meta:generator>LibreOffice/5.2.2.2$Windows_x86 LibreOffice_project/8f96e87c890bf8fa77463cd4b640a2312823f3ad</meta:generator>
    <meta:document-statistic meta:table-count="8" meta:image-count="9" meta:object-count="0" meta:page-count="29" meta:paragraph-count="499" meta:word-count="4778" meta:character-count="32108" meta:non-whitespace-character-count="27684"/>
  </office:meta>
</office:document-meta>
</file>